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2">
          <table:table-cell office:value-type="string" calcext:value-type="string">
            <text:p>top-10-naissances-XXXX-XXXX-XXXX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  <table:table-row table:style-name="ro1">
          <table:table-cell office:value-type="string" calcext:value-type="string">
            <text:p>top-15-aides-a-la-presse-classement-des-titres-de-presse-aides-2022</text:p>
          </table:table-cell>
          <table:table-cell office:value-type="string" calcext:value-type="string">
            <text:p><text:a xlink:href="https://data.culture.gouv.fr/explore/dataset/aides-a-la-presse-classement-des-titres-de-presse-aides/table/?disjunctive.annee&amp;refine.annee=2022&amp;sort=aides_directes_1_en_eur" xlink:type="simple">https://data.culture.gouv.fr/explore/dataset/aides-a-la-presse-classement-des-titres-de-presse-aides/table/?disjunctive.annee&amp;refine.annee=2022&amp;sort=aides_directes_1_en_eur</text:a></text:p>
          </table:table-cell>
        </table:table-row>
        <table:table-row table:style-name="ro1">
          <table:table-cell office:value-type="string" calcext:value-type="string">
            <text:p>top-10-naissances-XXXX-epicene-france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</table:table>
      <table:table table:name="dev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2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7T09:34:49.327000000</dc:date>
    <meta:editing-duration>PT3H50M36S</meta:editing-duration>
    <meta:editing-cycles>23</meta:editing-cycles>
    <meta:generator>LibreOffice/7.2.7.2$Windows_X86_64 LibreOffice_project/8d71d29d553c0f7dcbfa38fbfda25ee34cce99a2</meta:generator>
    <meta:document-statistic meta:table-count="2" meta:cell-count="44" meta:object-count="0"/>
  </office:meta>
</office:document-meta>
</file>